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2.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4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7" style:family="table-cell" style:parent-style-name="Default" style:data-style-name="N105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9"/>
        <table:table-column table:style-name="co3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Tasca</text:p>
          </table:table-cell>
          <table:table-cell table:style-name="ce4" office:value-type="string">
            <text:p>Persona Encarregada</text:p>
          </table:table-cell>
          <table:table-cell table:style-name="ce4" office:value-type="string">
            <text:p>Previsió</text:p>
          </table:table-cell>
          <table:table-cell table:style-name="ce8" office:value-type="string">
            <text:p>Temps</text:p>
          </table:table-cell>
          <table:table-cell table:number-columns-repeated="1020"/>
        </table:table-row>
        <table:table-row table:style-name="ro2">
          <table:table-cell office:value-type="string">
            <text:p>Fer mòdul background per l'scroll</text:p>
          </table:table-cell>
          <table:table-cell table:number-columns-repeated="2"/>
          <table:table-cell office:value-type="string">
            <text:p>5 h</text:p>
          </table:table-cell>
          <table:table-cell table:number-columns-repeated="1020"/>
        </table:table-row>
        <table:table-row table:style-name="ro2">
          <table:table-cell office:value-type="string">
            <text:p>Añadir musica modulos</text:p>
          </table:table-cell>
          <table:table-cell office:value-type="string">
            <text:p>Ferran, Jose, Adriá</text:p>
          </table:table-cell>
          <table:table-cell office:value-type="string">
            <text:p>2 h</text:p>
          </table:table-cell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Arreglar Salto</text:p>
          </table:table-cell>
          <table:table-cell office:value-type="string">
            <text:p>Jose</text:p>
          </table:table-cell>
          <table:table-cell office:value-type="string">
            <text:p>1 h</text:p>
          </table:table-cell>
          <table:table-cell office:value-type="string">
            <text:p>0:30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ke projectiles trigger on-hit animation</text:p>
          </table:table-cell>
          <table:table-cell office:value-type="string">
            <text:p>Adria, Ferra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2">
          <table:table-cell office:value-type="string">
            <text:p>Adding God Mode</text:p>
          </table:table-cell>
          <table:table-cell office:value-type="string">
            <text:p>Adrià</text:p>
          </table:table-cell>
          <table:table-cell office:value-type="string">
            <text:p>0:30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Making players collide</text:p>
          </table:table-cell>
          <table:table-cell office:value-type="string">
            <text:p>Adria, Ferran</text:p>
          </table:table-cell>
          <table:table-cell office:value-type="string">
            <text:p>1h</text:p>
          </table:table-cell>
          <table:table-cell table:number-columns-repeated="1021"/>
        </table:table-row>
        <table:table-row table:style-name="ro2">
          <table:table-cell office:value-type="string">
            <text:p>Fixed screen transition bugs</text:p>
          </table:table-cell>
          <table:table-cell office:value-type="string">
            <text:p>Adrià</text:p>
          </table:table-cell>
          <table:table-cell table:number-columns-repeated="2" office:value-type="string">
            <text:p>0:30h</text:p>
          </table:table-cell>
          <table:table-cell table:number-columns-repeated="1020"/>
        </table:table-row>
        <table:table-row table:style-name="ro2">
          <table:table-cell office:value-type="string">
            <text:p>Players shouldnt move beyond camera</text:p>
          </table:table-cell>
          <table:table-cell office:value-type="string">
            <text:p>Adrià</text:p>
          </table:table-cell>
          <table:table-cell office:value-type="string">
            <text:p>0:35h</text:p>
          </table:table-cell>
          <table:table-cell office:value-type="string">
            <text:p>0:20h</text:p>
          </table:table-cell>
          <table:table-cell table:number-columns-repeated="1020"/>
        </table:table-row>
        <table:table-row table:style-name="ro2">
          <table:table-cell office:value-type="string">
            <text:p>Fixing background ken colliders</text:p>
          </table:table-cell>
          <table:table-cell office:value-type="string">
            <text:p>Adria</text:p>
          </table:table-cell>
          <table:table-cell office:value-type="string">
            <text:p>1h</text:p>
          </table:table-cell>
          <table:table-cell office:value-type="string">
            <text:p>1:35h</text:p>
          </table:table-cell>
          <table:table-cell table:number-columns-repeated="1020"/>
        </table:table-row>
        <table:table-row table:style-name="ro2">
          <table:table-cell office:value-type="string">
            <text:p>Fixing collider detection</text:p>
          </table:table-cell>
          <table:table-cell office:value-type="string">
            <text:p>Adria</text:p>
          </table:table-cell>
          <table:table-cell office:value-type="string">
            <text:p>0:30h</text:p>
          </table:table-cell>
          <table:table-cell office:value-type="string">
            <text:p>1:10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quetar proyecte final per fer les tasques Handout 5</text:p>
          </table:table-cell>
          <table:table-cell office:value-type="string">
            <text:p>Rafa</text:p>
          </table:table-cell>
          <table:table-cell table:style-name="ce7" office:value-type="string">
            <text:p>1:30 h</text:p>
          </table:table-cell>
          <table:table-cell office:value-type="string">
            <text:p>2h</text:p>
          </table:table-cell>
          <table:table-cell table:number-columns-repeated="1020"/>
        </table:table-row>
        <table:table-row table:style-name="ro2">
          <table:table-cell office:value-type="string">
            <text:p>Fer Welcome Page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Canviar spritesheets escenaris Handout</text:p>
          </table:table-cell>
          <table:table-cell table:number-columns-repeated="1023"/>
        </table:table-row>
        <table:table-row table:style-name="ro2">
          <table:table-cell office:value-type="string">
            <text:p>Fer End Battle Screen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0:20 h</text:p>
          </table:table-cell>
          <table:table-cell table:number-columns-repeated="1020"/>
        </table:table-row>
        <table:table-row table:style-name="ro2">
          <table:table-cell office:value-type="string">
            <text:p>Corregir errores del commit Ferrán</text:p>
          </table:table-cell>
          <table:table-cell office:value-type="string">
            <text:p>Rafa</text:p>
          </table:table-cell>
          <table:table-cell office:value-type="string">
            <text:p>-</text:p>
          </table:table-cell>
          <table:table-cell office:value-type="string">
            <text:p>0:45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Jose</text:p>
          </table:table-cell>
          <table:table-cell/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Adriá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Ferran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Rafa</text:p>
          </table:table-cell>
          <table:table-cell table:number-columns-repeated="1022"/>
        </table:table-row>
        <table:table-row table:style-name="ro3" table:number-rows-repeated="15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2"/>
          <table:table-cell table:style-name="ce10"/>
          <table:table-cell table:number-columns-repeated="1020"/>
        </table:table-row>
      </table:table>
      <table:database-ranges>
        <table:database-range table:name="Tabla1" table:target-range-address="Hoja1.A2:Hoja1.D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hours/>
      <number:text>:</number:text>
      <number:minutes number:style="long"/>
    </number:time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0.105cm double #3f3f3f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8/04/2019</text:date>, <text:time>18:41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8:41:53.19</dc:date>
    <dc:creator>Adrià Serrano López</dc:creator>
    <meta:generator>OpenOffice/4.1.5$Win32 OpenOffice.org_project/415m1$Build-9789</meta:generator>
    <meta:editing-duration>PT1H6M49S</meta:editing-duration>
    <meta:editing-cycles>7</meta:editing-cycles>
    <meta:document-statistic meta:table-count="1" meta:cell-count="66" meta:object-count="0"/>
  </office:meta>
</office:document-meta>
</file>